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draw:shadow="visible" draw:shadow-offset-x="0.254cm" draw:shadow-offset-y="0.254cm" draw:shadow-opacity="60%"/>
    </style:style>
    <style:style style:name="gr2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5.875cm" svg:x="12.43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3.81cm" svg:x="12.43cm" svg:y="18.145cm">
          <text:p text:style-name="P1">64K</text:p>
          <draw:enhanced-geometry svg:viewBox="0 0 21600 21600" draw:type="rectangle" draw:enhanced-path="M 0 0 L 21600 0 21600 21600 0 21600 0 0 Z N"/>
        </draw:custom-shape>
        <draw:frame draw:style-name="gr3" draw:layer="layout" svg:width="3cm" svg:height="0.962cm" svg:x="1.81cm" svg:y="20.993cm">
          <draw:text-box>
            <text:p><text:span text:style-name="T1">CS*0x10</text:span></text:p>
          </draw:text-box>
        </draw:frame>
        <draw:custom-shape draw:style-name="gr4" draw:text-style-name="P1" draw:layer="layout" svg:width="6.35cm" svg:height="3.81cm" svg:x="12.43cm" svg:y="14.335cm">
          <text:p text:style-name="P1">64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3.175cm" svg:x="12.43cm" svg:y="6.08cm">
          <text:p text:style-name="P1">64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5.08cm" svg:x="12.43cm" svg:y="9.255cm">
          <text:p text:style-name="P1">...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5cm" svg:y1="21.32cm" svg:x2="12.43cm" svg:y2="21.955cm">
          <text:p/>
        </draw:line>
        <draw:line draw:style-name="gr5" draw:text-style-name="P1" draw:layer="layout" svg:x1="5.445cm" svg:y1="21.32cm" svg:x2="12.43cm" svg:y2="18.145cm">
          <text:p/>
        </draw:line>
        <draw:line draw:style-name="gr5" draw:text-style-name="P1" draw:layer="layout" svg:x1="5.445cm" svg:y1="21.32cm" svg:x2="12.43cm" svg:y2="14.335cm">
          <text:p/>
        </draw:line>
        <draw:line draw:style-name="gr5" draw:text-style-name="P1" draw:layer="layout" svg:x1="5.445cm" svg:y1="21.32cm" svg:x2="12.43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08:10:43</meta:creation-date>
    <dc:date>2010-07-19T09:11:42</dc:date>
    <dc:creator>Marco </dc:creator>
    <meta:editing-duration>PT00H38M29S</meta:editing-duration>
    <meta:editing-cycles>1</meta:editing-cycles>
    <meta:document-statistic meta:object-count="10"/>
    <meta:generator>OpenOffice.org/3.2$Linux OpenOffice.org_project/320m12$Build-9483</meta:generator>
  </office:meta>
</office:document-meta>
</file>